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2.00pt" fo:font-weight="bold" fo:font-family="Calibri" style:font-family-asian="Calibri" style:font-family-complex="Calibri" fo:background-color="transparent" style:use-window-font-color="true" fo:font-style="italic"/>
    </style:style>
    <style:style style:name="T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bold" fo:font-family="Calibri" style:font-family-asian="Calibri" style:font-family-complex="Calibri" fo:background-color="transparent" style:use-window-font-color="true" fo:font-style="italic"/>
    </style:style>
    <style:style style:name="T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bold" fo:font-family="Calibri" style:font-family-asian="Calibri" style:font-family-complex="Calibri" fo:background-color="transparent" style:use-window-font-color="true" fo:font-style="italic"/>
    </style:style>
    <style:style style:name="T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left"/>
    </style:style>
  </office:automatic-styles>
  <office:body>
    <office:text>
      <text:p text:style-name="P1"><text:span text:style-name="T1">We are a family farm,working in collaboration with Fair Back Foundation a Dutch organisation based in Groningen Netherlands. </text:span></text:p>
      <text:p text:style-name="P2"><text:span text:style-name="T1">Our aim is to fulfill some of Fair Back's objectives of developing disadvantaged communities in Uganda through sustainable practical education focusing on youth and women.</text:span></text:p>
      <text:p text:style-name="P2"><text:span text:style-name="T1"><text:s/></text:span></text:p>
      <text:p text:style-name="P3"><text:span text:style-name="T2">Vision</text:span></text:p>
      <text:p text:style-name="P4"><text:span text:style-name="T3">We envision an enlightened, self sufficient and prosperous communities.</text:span></text:p>
      <text:p text:style-name="P4"><text:span text:style-name="T4">Mission</text:span></text:p>
      <text:p text:style-name="P4"><text:span text:style-name="T5">To promote sustainable, ecological and socio-economic development among farmers of Abia a sub-region in Soroti, Uganda.</text:span></text:p>
      <text:p text:style-name="P4"><text:span text:style-name="T6">Values</text:span></text:p>
      <text:p text:style-name="P4"><text:span text:style-name="T7">Honesty, Integrity and Commitment</text:span></text:p>
      <text:p text:style-name="P5"><text:span text:style-name="T7">Transparency and accountability</text:span></text:p>
      <text:p text:style-name="P5"><text:span text:style-name="T7">Gender sensitivity</text:span></text:p>
      <text:p text:style-name="P5"><text:span text:style-name="T7"/></text:p>
      <text:p text:style-name="P5"><text:span text:style-name="T7"/></text:p>
      <text:p text:style-name="P5"><text:span text:style-name="T7">(freecodecamp)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